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dings" svg:font-family="Webdings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999cm" fo:margin-left="6.495cm" table:align="left"/>
    </style:style>
    <style:style style:name="Table1.A" style:family="table-column">
      <style:table-column-properties style:column-width="2.006cm"/>
    </style:style>
    <style:style style:name="Table1.B" style:family="table-column">
      <style:table-column-properties style:column-width="1.993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-left="0.05pt solid #000000" fo:border-right="none" fo:border-top="none" fo:border-bottom="0.05pt solid #000000"/>
    </style:style>
    <style:style style:name="Table1.A5" style:family="table-cell">
      <style:table-cell-properties fo:padding="0.097cm" fo:border="none"/>
    </style:style>
    <style:style style:name="Table1.B5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officeooo:rsid="00046166" officeooo:paragraph-rsid="00046166"/>
    </style:style>
    <style:style style:name="P2" style:family="paragraph" style:parent-style-name="Standard">
      <style:paragraph-properties fo:text-align="justify" style:justify-single-word="false"/>
      <style:text-properties officeooo:rsid="00046166" officeooo:paragraph-rsid="0006afd1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4e184" officeooo:paragraph-rsid="0004e184"/>
    </style:style>
    <style:style style:name="P4" style:family="paragraph" style:parent-style-name="Standard">
      <style:text-properties style:font-name="Arial" officeooo:rsid="00050a9e" officeooo:paragraph-rsid="00050a9e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0a9e" officeooo:paragraph-rsid="000fe852"/>
    </style:style>
    <style:style style:name="P6" style:family="paragraph" style:parent-style-name="Standard">
      <style:text-properties style:font-name="Arial" officeooo:rsid="0006afd1" officeooo:paragraph-rsid="0006afd1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06afd1" officeooo:paragraph-rsid="0006afd1"/>
    </style:style>
    <style:style style:name="P8" style:family="paragraph" style:parent-style-name="Standard">
      <style:text-properties style:font-name="Arial" officeooo:rsid="00084674" officeooo:paragraph-rsid="00084674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084674" officeooo:paragraph-rsid="000ceb5f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0a2165" officeooo:paragraph-rsid="000ceb5f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03ad76" officeooo:paragraph-rsid="0003ad76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3ad76" officeooo:paragraph-rsid="00046166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38c0a" officeooo:paragraph-rsid="00038c0a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046166" officeooo:paragraph-rsid="00046166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046166" officeooo:paragraph-rsid="0004e184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046166" officeooo:paragraph-rsid="0006afd1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046166" officeooo:paragraph-rsid="00084674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046166" officeooo:paragraph-rsid="000a2165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046166" officeooo:paragraph-rsid="0003ad76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046166" officeooo:paragraph-rsid="000fe852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0fe852" officeooo:paragraph-rsid="000fe852"/>
    </style:style>
    <style:style style:name="P22" style:family="paragraph" style:parent-style-name="Standard">
      <style:paragraph-properties fo:text-align="justify" style:justify-single-word="false"/>
      <style:text-properties officeooo:paragraph-rsid="000ceb5f"/>
    </style:style>
    <style:style style:name="P23" style:family="paragraph" style:parent-style-name="Table_20_Contents">
      <style:text-properties style:font-name="Arial" officeooo:rsid="00050a9e" officeooo:paragraph-rsid="00050a9e"/>
    </style:style>
    <style:style style:name="P24" style:family="paragraph" style:parent-style-name="Table_20_Contents">
      <style:paragraph-properties fo:text-align="end" style:justify-single-word="false"/>
      <style:text-properties style:font-name="Arial" officeooo:rsid="00050a9e" officeooo:paragraph-rsid="00050a9e"/>
    </style:style>
    <style:style style:name="P25" style:family="paragraph" style:parent-style-name="Table_20_Contents">
      <style:paragraph-properties fo:text-align="end" style:justify-single-word="false"/>
      <style:text-properties style:font-name="Arial"/>
    </style:style>
    <style:style style:name="P26" style:family="paragraph" style:parent-style-name="Table_20_Contents">
      <style:paragraph-properties fo:text-align="end" style:justify-single-word="false"/>
      <style:text-properties style:font-name="Arial" fo:font-weight="bold" officeooo:rsid="00050a9e" officeooo:paragraph-rsid="00050a9e" style:font-weight-asian="bold" style:font-weight-complex="bold"/>
    </style:style>
    <style:style style:name="P27" style:family="paragraph" style:parent-style-name="Table_20_Contents">
      <style:text-properties style:font-name="Arial" fo:font-weight="bold" officeooo:rsid="00050a9e" officeooo:paragraph-rsid="00050a9e" style:font-weight-asian="bold" style:font-weight-complex="bold"/>
    </style:style>
    <style:style style:name="P28" style:family="paragraph" style:parent-style-name="Standard" style:list-style-name="L1">
      <style:text-properties officeooo:paragraph-rsid="000ceb5f"/>
    </style:style>
    <style:style style:name="P29" style:family="paragraph" style:parent-style-name="Standard" style:list-style-name="L1">
      <style:text-properties style:font-name="Arial" officeooo:rsid="00084674" officeooo:paragraph-rsid="000ceb5f"/>
    </style:style>
    <style:style style:name="P30" style:family="paragraph" style:parent-style-name="Standard">
      <style:paragraph-properties fo:text-align="justify" style:justify-single-word="false"/>
      <style:text-properties style:font-name="Arial" officeooo:rsid="00046166" officeooo:paragraph-rsid="00046166"/>
    </style:style>
    <style:style style:name="P31" style:family="paragraph" style:parent-style-name="Standard">
      <style:paragraph-properties fo:text-align="justify" style:justify-single-word="false"/>
      <style:text-properties style:font-name="Arial" officeooo:rsid="00046166" officeooo:paragraph-rsid="0013aa62"/>
    </style:style>
    <style:style style:name="P32" style:family="paragraph" style:parent-style-name="Standard">
      <style:paragraph-properties fo:text-align="justify" style:justify-single-word="false"/>
      <style:text-properties style:font-name="Arial" officeooo:rsid="0013aa62" officeooo:paragraph-rsid="0013aa62"/>
    </style:style>
    <style:style style:name="P33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046166" officeooo:paragraph-rsid="0013aa62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Standard" style:list-style-name="L2">
      <style:paragraph-properties fo:text-align="justify" style:justify-single-word="false"/>
      <style:text-properties officeooo:paragraph-rsid="000ceb5f"/>
    </style:style>
    <style:style style:name="T1" style:family="text">
      <style:text-properties officeooo:rsid="0003ad76"/>
    </style:style>
    <style:style style:name="T2" style:family="text">
      <style:text-properties officeooo:rsid="00046166"/>
    </style:style>
    <style:style style:name="T3" style:family="text">
      <style:text-properties fo:color="#ff3333" style:font-name="Webdings" officeooo:rsid="0006afd1" fo:background-color="transparent" loext:char-shading-value="0" style:font-name-asian="Webdings" style:font-name-complex="Webdings"/>
    </style:style>
    <style:style style:name="T4" style:family="text">
      <style:text-properties officeooo:rsid="000a2165"/>
    </style:style>
    <style:style style:name="T5" style:family="text">
      <style:text-properties style:font-name="Arial"/>
    </style:style>
    <style:style style:name="T6" style:family="text">
      <style:text-properties style:font-name="Arial" officeooo:rsid="0006afd1" style:font-name-asian="Webdings" style:font-name-complex="Webdings"/>
    </style:style>
    <style:style style:name="T7" style:family="text">
      <style:text-properties style:font-name="Arial" officeooo:rsid="00084674"/>
    </style:style>
    <style:style style:name="T8" style:family="text">
      <style:text-properties style:font-name="Arial" officeooo:rsid="000ceb5f"/>
    </style:style>
    <style:style style:name="T9" style:family="text">
      <style:text-properties style:font-name="Arial" officeooo:rsid="000a2165"/>
    </style:style>
    <style:style style:name="T10" style:family="text">
      <style:text-properties style:font-name="Arial" officeooo:rsid="0010a2cf"/>
    </style:style>
    <style:style style:name="T11" style:family="text">
      <style:text-properties fo:color="#666666" style:font-name="Arial" fo:font-style="italic" officeooo:rsid="000a2165" style:font-style-asian="italic" style:font-style-complex="italic"/>
    </style:style>
    <style:style style:name="T12" style:family="text">
      <style:text-properties fo:color="#666666" fo:font-style="italic" officeooo:rsid="000a2165" style:font-style-asian="italic" style:font-style-complex="italic"/>
    </style:style>
    <style:style style:name="T13" style:family="text">
      <style:text-properties fo:color="#666666" fo:font-style="italic" officeooo:rsid="0013aa62" style:font-style-asian="italic" style:font-style-complex="italic"/>
    </style:style>
    <style:style style:name="T14" style:family="text">
      <style:text-properties officeooo:rsid="000af765"/>
    </style:style>
    <style:style style:name="T15" style:family="text">
      <style:text-properties officeooo:rsid="000ceb5f"/>
    </style:style>
    <style:style style:name="T16" style:family="text">
      <style:text-properties officeooo:rsid="000ec7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Grades</text:p>
      <text:p text:style-name="P2"><text:span text:style-name="T5"><text:tab/>Um de seus professores cometeu um terrível erro, ao salvar nas notas da turma em um CSV, onde cada coluna representa um aluno e cada linha uma avaliação ele esqueceu das vírgulas tornado o CSV em VVV e totalmente ilegível. Como ele já tinha demorado dois meses para organizar as notas e você não quer esperar mais, faça um programa, obedecendo o cabeçalho </text:span><text:span text:style-name="T11">grades.h</text:span><text:span text:style-name="T5">, receba como entrada o arquivo VVV </text:span><text:span text:style-name="T10">e o número de alunos</text:span><text:span text:style-name="T5"> e retorne as medias de cada aluno, tenha em mente que cada nota é um inteiro, esse professor só passa provas objetivas de dez questões</text:span><text:span text:style-name="T3"></text:span><text:span text:style-name="T5">, e que estejam entre 1 e 10, ele nunca dá nota zero pra nenhum aluno</text:span><text:span text:style-name="T3"></text:span><text:span text:style-name="T6">.</text:span></text:p>
      <text:p text:style-name="P1"/>
      <text:p text:style-name="P15">MergeMorse</text:p>
      <text:p text:style-name="P3"><text:span text:style-name="T14"><text:tab/>V</text:span>ocê está no meio da segunda terceira mundial, mas seu professor de <text:span text:style-name="T14">Cá</text:span>lculo passou alguns exercícios que precisam ser resolvidos, como estamos sobre uma ameaça de bombardeio, <text:span text:style-name="T14">você está</text:span> escondido no abrigo de bombas na sua casa e você resolve fazer os <text:span text:style-name="T14">exercícios</text:span> propostos, cada um com as suas prioridades, mas eles se mostraram muito difíceis, então com a ajuda de um velho <text:span text:style-name="T14">rádio</text:span> e utilizando código morse, você decide falar com seus colegas de turma para que alguém possa lhe ajudar você usa a seguinte tabela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Simbolo</text:p>
          </table:table-cell>
          <table:table-cell table:style-name="Table1.B1" office:value-type="string">
            <text:p text:style-name="P27">Valor</text:p>
          </table:table-cell>
        </table:table-row>
        <table:table-row>
          <table:table-cell table:style-name="Table1.A1" office:value-type="string">
            <text:p text:style-name="P25">.</text:p>
          </table:table-cell>
          <table:table-cell table:style-name="Table1.B1" office:value-type="string">
            <text:p text:style-name="P23">1</text:p>
          </table:table-cell>
        </table:table-row>
        <table:table-row>
          <table:table-cell table:style-name="Table1.A1" office:value-type="string">
            <text:p text:style-name="P25">-</text:p>
          </table:table-cell>
          <table:table-cell table:style-name="Table1.B1" office:value-type="string">
            <text:p text:style-name="P23">5</text:p>
          </table:table-cell>
        </table:table-row>
        <table:table-row>
          <table:table-cell table:style-name="Table1.A1" office:value-type="string">
            <text:p text:style-name="P25">:</text:p>
          </table:table-cell>
          <table:table-cell table:style-name="Table1.B1" office:value-type="string">
            <text:p text:style-name="P23">2</text:p>
          </table:table-cell>
        </table:table-row>
        <table:table-row>
          <table:table-cell table:style-name="Table1.A5" office:value-type="string">
            <text:p text:style-name="P24">=</text:p>
          </table:table-cell>
          <table:table-cell table:style-name="Table1.B5" office:value-type="string">
            <text:p text:style-name="P23">10</text:p>
          </table:table-cell>
        </table:table-row>
      </table:table>
      <text:p text:style-name="P5"><text:tab/></text:p>
      <text:p text:style-name="P5"><text:tab/>Todos os <text:span text:style-name="T14">exercícios</text:span> propostos que você não conseguiu resolver cont<text:span text:style-name="T14">e</text:span>m apenas operações de adição e multiplicação, esse não é o seu melhor dia, assim um exemplo de expressão seria “=.-..+...*:.” que representa “18+3*3” que é igual a 27, lembre-se da precedência dos operadores. Para não ter que ficar calculando as respostas na mão você decide fazer um programa recursivo, obedecendo o cabeçalho <text:span text:style-name="T12">merge_morse.h</text:span>, que dado uma string contendo um <text:span text:style-name="T14">código</text:span> morse que representa uma <text:span text:style-name="T14">expressão</text:span> valida e retorna o seu resultado. E sim, tem um computador no abrigo e você está se comunicando com seus colegas por uma <text:span text:style-name="T14">rádio</text:span> usando <text:span text:style-name="T14">código</text:span> morse em pleno <text:span text:style-name="T14">século</text:span> XXI resolvendo <text:span text:style-name="T14">expressões</text:span> <text:span text:style-name="T14">aritméticas</text:span> <text:span text:style-name="T14">básicas</text:span> que foram <text:span text:style-name="T14">deixadas</text:span> po<text:span text:style-name="T14">r</text:span> um <text:span text:style-name="T14">professor</text:span> de c<text:span text:style-name="T14">á</text:span>lculo, mas ninguém disse que a vida tinha que fazer sentido, não é mesmo?</text:p>
      <text:p text:style-name="P4"/>
      <text:p text:style-name="P16">Tornado!</text:p>
      <text:p text:style-name="P7"><text:tab/>Após um violento tornado, a cerca de um fazendeiro ficou parcialmente <text:span text:style-name="T15">destruída</text:span>, sim isso mesmo, milhares de pessoas desabrigadas, mas estamos interessados apenas na cerca do fazendeiro, a cerca era <text:span text:style-name="T15">construída</text:span> de maneira uniforme de postes de concreto a cada dois metros. Como pode demorar um pouco para se iniciarem os reparos, talvez pelo fato da cidade estar <text:span text:style-name="T15">destruída</text:span>, mas não estamos interessados nisso, o fazendeiro quer colocar postes de madeira no lugar nos de concreto para poder fechar a cerca, mas como ele quer gastar o <text:span text:style-name="T15">mínimo</text:span> possível, <text:span text:style-name="T15">além de insensível é avarento,</text:span> ele decidiu colocar os postes de madeira <text:span text:style-name="T15">tal que a distância entre postes consecutivos seja no máximo de quatro metros</text:span>. Faça um programa, obedecendo o cabeçalho <text:span text:style-name="T12">tornado.h</text:span>, que recebe o <text:span text:style-name="T15">número</text:span> de postes, um array <text:span text:style-name="T15">binário</text:span> representando-os, onde o valor 0 significa poste a ser <text:span text:style-name="T15">substituído</text:span> e 1 poste a ser mantido e retorne o <text:span text:style-name="T15">número</text:span> de postes mínimos necessários. </text:p>
      <text:p text:style-name="P6"/>
      <text:p text:style-name="P20"><text:soft-page-break/>Hanói</text:p>
      <text:p text:style-name="P21"><text:tab/>Um clássico! Ele não poderia faltar aqui! As regras são as conhecidas dados n discos de tamanhos distintos e três postes você deve mover todos os discos de um poste para qualquer outro onde durante o percurso nenhum disco maior fique sobre um menor. Faça um programa, obedecendo o cabeçalho <text:span text:style-name="T12">hanoi.h</text:span>, que recebe o número de discos e retorna o número de trocas realizadas para solucionar o problema.</text:p>
      <text:p text:style-name="P21"/>
      <text:p text:style-name="P17">Bakugan</text:p>
      <text:p text:style-name="P9"><text:tab/><text:span text:style-name="T15">V</text:span>ocê e um amigo seu <text:span text:style-name="T15">estão</text:span> jogando um jogo baseado em <text:span text:style-name="T15">B</text:span>akugan, e ambos possuem péssimo gosto, mas isso não é da minha conta, o jogo consiste no seguinte, existem 10 monstros diferentes, cada <text:span text:style-name="T15">um</text:span> <text:span text:style-name="T15">ranqueado</text:span> de acordo com o seu poder, o jogo é jogado em R rounds, em cada round cada jogador joga um monstro aleatório, cada jogador acumula pontos de acordo com o ranking do monstro jogado, o primeiro, e apenas o primeiro, jogador que jogar o mesmo mon<text:span text:style-name="T4">s</text:span>tro durante três rounds <text:span text:style-name="T15">consecutivos</text:span> ganha 30 pontos extras, caso ambos realizem esse feito na mesma rodada ninguém ganha os pontos. Como você é ruim de <text:span text:style-name="T15">matemática</text:span>, veja o problema acima caso tenha <text:span text:style-name="T15">dúvidas</text:span> disso, você decide fazer um programa, <text:span text:style-name="T15">obedecendo o cabeçalho </text:span><text:span text:style-name="T12">bakugan.h</text:span> que dado o <text:span text:style-name="T15">número</text:span> de rounds e os monstro escolhidos em cada round anuncio o vencedor na forma de um <text:span text:style-name="T15">inteiro</text:span>:</text:p>
      <text:list xml:id="list4514276708450194407" text:style-name="L1">
        <text:list-item>
          <text:p text:style-name="P29">0: empate;</text:p>
        </text:list-item>
        <text:list-item>
          <text:p text:style-name="P28"><text:span text:style-name="T7">1: você ga</text:span><text:span text:style-name="T8">n</text:span><text:span text:style-name="T7">hou;</text:span></text:p>
        </text:list-item>
        <text:list-item>
          <text:p text:style-name="P29">-1: seu amigo ganhou.</text:p>
        </text:list-item>
      </text:list>
      <text:p text:style-name="P8"/>
      <text:p text:style-name="P18">Put The Floor</text:p>
      <text:p text:style-name="P10"><text:tab/>Can<text:span text:style-name="T15">s</text:span>ado do mundo estritamente computacional você decide se aventurar no ramo da construção civil, seu primeiro trabalho é arrumar o piso de um salão retangular, para isso você possui <text:span text:style-name="T15">diversas tábuas</text:span> de diversos comprimentos <text:span text:style-name="T15">e</text:span> em quantidades variadas, <text:span text:style-name="T15">várias</text:span> restrições foram impostas pelo dono do salão:</text:p>
      <text:list xml:id="list7157552707431141630" text:style-name="L2">
        <text:list-item>
          <text:p text:style-name="P34"><text:span text:style-name="T8">Todas</text:span><text:span text:style-name="T9"> as </text:span><text:span text:style-name="T8">tábuas</text:span><text:span text:style-name="T9"> e</text:span><text:span text:style-name="T8">st</text:span><text:span text:style-name="T9">ejam no mesmo sentido;</text:span></text:p>
        </text:list-item>
        <text:list-item>
          <text:p text:style-name="P34"><text:span text:style-name="T8">C</text:span><text:span text:style-name="T9">ada linha do piso contenha no máximo </text:span><text:span text:style-name="T8">duas tábuas;</text:span></text:p>
        </text:list-item>
        <text:list-item>
          <text:p text:style-name="P34"><text:span text:style-name="T8">A</text:span><text:span text:style-name="T9">s </text:span><text:span text:style-name="T8">tábuas</text:span><text:span text:style-name="T9"> não podem ser serradas.</text:span></text:p>
        </text:list-item>
      </text:list>
      <text:p text:style-name="P22"><text:span text:style-name="T9"><text:tab/>Como uma vez programador sempre programador, você decide fazer um </text:span><text:span text:style-name="T8">programa</text:span><text:span text:style-name="T9">, obedecendo o cabeçalho </text:span><text:span text:style-name="T11">put_the_floor.h</text:span><text:span text:style-name="T9">, recebe de entrada as dimensões do salão, a largura das </text:span><text:span text:style-name="T8">tábuas</text:span><text:span text:style-name="T9"> e seu comprimento e o </text:span><text:span text:style-name="T8">número</text:span><text:span text:style-name="T9"> de </text:span><text:span text:style-name="T8">tábuas</text:span><text:span text:style-name="T9"> de cada comprimento </text:span><text:span text:style-name="T8">e retorne quantas tábuas são necessárias ou retorne -1 caso seja impossível.</text:span></text:p>
      <text:p text:style-name="P4"/>
      <text:p text:style-name="P19">Power Plant</text:p>
      <text:p text:style-name="P13"><text:tab/>Um engenheiro eletricista está com um problema, ele montou uma rede de distribuição entre n cidades, mas essa rede está com um custo de implementação muito alto, ele analisou o projeto e constatou que a maior parte do orçamento é destinada a compra dos cabos de transmissão. Faça um programa, <text:span text:style-name="T1">obedecendo o cabeçalho </text:span><text:span text:style-name="T12">power_plant.h</text:span><text:span text:style-name="T1">,</text:span> que dado uma malha de transmissão, representada na forma de um grafo, e os custos de implementação de cada ligação, peso nas arestas do grafo, retorne uma malha onde a partir de todos os nós exista um caminho que os leva a todos os outros e que essa malha tenha custo de implementação mínimo.</text:p>
      <text:p text:style-name="P13"/>
      <text:p text:style-name="P19">Give me some change</text:p>
      <text:p text:style-name="P12"><text:tab/>Você foi a um supermercado fazer as compras do mês, após tudo selecionado, se dirigiu ao caixa para efetuar o pagamento, mas o caixa que escolheu está em treinamento. A garota do caixa, por querer fazer uma boa impressão nos clientes, insiste em dar o troco utilizando o menor número de moedas possível, mas a coitadinha vive se <text:soft-page-break/>perdendo nas contas e acaba por começar tudo de novo. Faça um programa, obedecendo o cabeçalho <text:span text:style-name="T12">give_</text:span><text:span text:style-name="T13">me_</text:span><text:span text:style-name="T12">some_change.h</text:span>, que recebe como entrada os tipos de moedas disponíveis, suponha que são infinitas e a moeda de 1 centavo sempre está entre elas, e retorna a quantidade de moedas de cada tipo que a garota deve retornar.<text:span text:style-name="T2"> Extra: talvez seu programa demore um pouco, refaça o programa agora com um cabeçalho a sua escolha, isso pode ajudar.</text:span></text:p>
      <text:p text:style-name="P11"/>
      <text:p text:style-name="P19">How many piles?</text:p>
      <text:p text:style-name="P11"><text:tab/>Vida de universitário não é mole, por isso você resolver ganhar um <text:span text:style-name="T2">dinheiro</text:span> cuidando do filho de um vizinho seu, o garoto propõe um jogo: dado n moedas, cada jogador deve organizar essas moedas em até n pilhas de formas diferente de todas as outras já propostas, desconsiderando permutações das pilhas. Você procura não aceitar esse jogo enfadonho, mas o garoto começa a chorar se você disser não pra ele, então você resolver fazer um programa, obedecendo o cabeçalho <text:span text:style-name="T12">how_many_piles.h</text:span>, que recebe o número de moedas e retorna o número de permutações <text:span text:style-name="T2">possíveis para que você tenha uma ideia de quanto tempo da sua vida será jogado fora com esse jogo.</text:span></text:p>
      <text:p text:style-name="P11"/>
      <text:p text:style-name="P14">The Lazy Runner</text:p>
      <text:p text:style-name="P30"><text:span text:style-name="T15"><text:tab/>V</text:span>ocê decide entrar em uma prova física, só deus sabe o porque, a prova é a seguinte: cada participante recebe um mapa, no formato que escolher, e uma lista de pontos no mapa nos quais são obrigatórios a passagem, na ordem estipulada. Como você é um superprogramador, e superpreguiçoso, você resolve fazer um programa, obedecendo o cabeçalho <text:span text:style-name="T12">the_lazy_runner.h</text:span>, que dado um grafo, seu mapa, uma lista de <text:span text:style-name="T16">vértices</text:span> desse grafo, os pontos obrigatórios, e o ponto de <text:span text:style-name="T16">início</text:span> descobre o menor percurso para terminar essa prova.</text:p>
      <text:p text:style-name="P30"/>
      <text:p text:style-name="P33">Critical Route</text:p>
      <text:p text:style-name="P32"/>
      <text:p text:style-name="P31"><text:tab/>Uma tragédia aconteceu recentemente em sua cidade. Um paciente em condição crítica, que necessitava tratamento urgente, morreu enquanto era transportado para um grande hospital da capital do estado. O que ocorreu foi que a ambulância ﬁcou presa no trânsito, devido a uma rocha que deslizou na estrada. A população reclamou com o governador, que agora deseja evitar acontecimentos similares no futuro. Infelizmente, deslizamentos de rochas são muito comuns nesse estado, com muitas montanhas e serras. Assim, para minimizar o número de tragédias devidas a deslizamentos de rochas e outros imprevistos, o governador decidiu criar rotas alternativas entre cada cidade do estado e a capital. Para isso, é necessário inicialmente identiﬁcar quais segmentos de estradas são atualmente críticos, isto é, se bloqueados causam que não haja caminho possível entre alguma cidade e a capital. Um segmento de estrada é um trecho de estrada que liga duas cidades distintas. Sua tarefa é escrever um programa, obedecendo o cabeçalho <text:span text:style-name="T12">critical_route.h</text:span>, para identiﬁcar esses segmentos críticos de estrada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ebdings" svg:font-family="Webdings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07:13:11.950000000</meta:creation-date>
    <dc:date>2015-11-22T20:42:03.209000000</dc:date>
    <meta:editing-duration>PT1H53M19S</meta:editing-duration>
    <meta:editing-cycles>7</meta:editing-cycles>
    <meta:generator>LibreOffice/5.0.2.2$Windows_X86_64 LibreOffice_project/37b43f919e4de5eeaca9b9755ed688758a8251fe</meta:generator>
    <meta:document-statistic meta:table-count="1" meta:image-count="0" meta:object-count="0" meta:page-count="3" meta:paragraph-count="41" meta:word-count="1471" meta:character-count="8713" meta:non-whitespace-character-count="7277"/>
  </office:meta>
</office:document-meta>
</file>